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3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° dossier FRP opposé</text:p>
          </table:table-cell>
          <table:table-cell office:value-type="string" calcext:value-type="string">
            <text:p>N° dossier FRP opposant</text:p>
          </table:table-cell>
          <table:table-cell office:value-type="string" calcext:value-type="string">
            <text:p>Montant opposition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°affaire code 1760</text:p>
          </table:table-cell>
          <table:table-cell office:value-type="string" calcext:value-type="string">
            <text:p>Montant de l’affaire au code 1760</text:p>
          </table:table-cell>
          <table:table-cell office:value-type="string" calcext:value-type="string">
            <text:p>Montant à créer en « affaire service » au code 7055</text:p>
          </table:table-cell>
          <table:table-cell office:value-type="string" calcext:value-type="string">
            <text:p>Identification du bénéficiaire de la dépense</text:p>
          </table:table-cell>
          <table:table-cell office:value-type="string" calcext:value-type="string">
            <text:p>Codique du service bénéficiaire</text:p>
          </table:table-cell>
          <table:table-cell office:value-type="string" calcext:value-type="string">
            <text:p>RANG RIB pour le remboursement du service bénéficiaire</text:p>
          </table:table-cell>
          <table:table-cell office:value-type="string" calcext:value-type="string">
            <text:p>RANG RIB pour le remboursement à la société </text:p>
          </table:table-cell>
          <table:table-cell office:value-type="string" calcext:value-type="string">
            <text:p>SIREN du redevable pour le libellé du virement pour la société</text:p>
          </table:table-cell>
          <table:table-cell office:value-type="string" calcext:value-type="string">
            <text:p>Numéro et date de l'opération de dépense effectuée dans Médoc pour paiement du poste comptable RNF ayant émis la SATD 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Date d'exécution</text:p>
          </table:table-cell>
          <table:table-cell office:value-type="string" calcext:value-type="string">
            <text:p>Dossiers traités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A25A230123456789</text:p>
          </table:table-cell>
          <table:table-cell office:value-type="float" office:value="2023000451" calcext:value-type="float">
            <text:p>202300045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string" calcext:value-type="string">
            <text:p>AAB888 du 01/06/2023</text:p>
          </table:table-cell>
          <table:table-cell office:value-type="string" calcext:value-type="string">
            <text:p>AAB888</text:p>
          </table:table-cell>
          <table:table-cell office:value-type="string" calcext:value-type="string">
            <text:p>2023-04-03 12:40:17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A25B230123456789</text:p>
          </table:table-cell>
          <table:table-cell office:value-type="float" office:value="2023000443" calcext:value-type="float">
            <text:p>202300044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string" calcext:value-type="string">
            <text:p>AAB890 du 01/06/2023</text:p>
          </table:table-cell>
          <table:table-cell office:value-type="string" calcext:value-type="string">
            <text:p>AAB890</text:p>
          </table:table-cell>
          <table:table-cell office:value-type="string" calcext:value-type="string">
            <text:p>2023-04-03 12:50:19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A25C230123456789</text:p>
          </table:table-cell>
          <table:table-cell office:value-type="float" office:value="2023000444" calcext:value-type="float">
            <text:p>2023000444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string" calcext:value-type="string">
            <text:p>AAB892 du 01/06/2023</text:p>
          </table:table-cell>
          <table:table-cell office:value-type="string" calcext:value-type="string">
            <text:p>AAB892</text:p>
          </table:table-cell>
          <table:table-cell office:value-type="string" calcext:value-type="string">
            <text:p>2023-04-03 13:00:20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764" calcext:value-type="float">
            <text:p>610764</text:p>
          </table:table-cell>
          <table:table-cell office:value-type="float" office:value="203742" calcext:value-type="float">
            <text:p>20374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23-02-12</text:p>
          </table:table-cell>
          <table:table-cell office:value-type="string" calcext:value-type="string">
            <text:p>A25H220123456789</text:p>
          </table:table-cell>
          <table:table-cell office:value-type="float" office:value="2023000445" calcext:value-type="float">
            <text:p>2023000445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5179369" calcext:value-type="float">
            <text:p>395179369</text:p>
          </table:table-cell>
          <table:table-cell office:value-type="string" calcext:value-type="string">
            <text:p>AAB894 du 01/06/2023</text:p>
          </table:table-cell>
          <table:table-cell office:value-type="string" calcext:value-type="string">
            <text:p>AAB894</text:p>
          </table:table-cell>
          <table:table-cell office:value-type="string" calcext:value-type="string">
            <text:p>2023-04-03 13:10:19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3-02-10</text:p>
          </table:table-cell>
          <table:table-cell office:value-type="string" calcext:value-type="string">
            <text:p>A25D220123456789</text:p>
          </table:table-cell>
          <table:table-cell office:value-type="float" office:value="2023000446" calcext:value-type="float">
            <text:p>2023000446</text:p>
          </table:table-cell>
          <table:table-cell office:value-type="float" office:value="400" calcext:value-type="float">
            <text:p>4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string" calcext:value-type="string">
            <text:p>AAB896 du 01/06/2023</text:p>
          </table:table-cell>
          <table:table-cell office:value-type="string" calcext:value-type="string">
            <text:p>AAB896</text:p>
          </table:table-cell>
          <table:table-cell office:value-type="string" calcext:value-type="string">
            <text:p>2023-04-03 13:20:20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764" calcext:value-type="float">
            <text:p>610764</text:p>
          </table:table-cell>
          <table:table-cell office:value-type="float" office:value="203743" calcext:value-type="float">
            <text:p>2037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3-02-10</text:p>
          </table:table-cell>
          <table:table-cell office:value-type="string" calcext:value-type="string">
            <text:p>A25E220123456789</text:p>
          </table:table-cell>
          <table:table-cell office:value-type="float" office:value="2023000447" calcext:value-type="float">
            <text:p>2023000447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string" calcext:value-type="string">
            <text:p>AAB898 du 01/06/2023</text:p>
          </table:table-cell>
          <table:table-cell office:value-type="string" calcext:value-type="string">
            <text:p>AAB898</text:p>
          </table:table-cell>
          <table:table-cell office:value-type="string" calcext:value-type="string">
            <text:p>2023-04-03 13:30:18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23-02-10</text:p>
          </table:table-cell>
          <table:table-cell office:value-type="string" calcext:value-type="string">
            <text:p>A25G220123456789</text:p>
          </table:table-cell>
          <table:table-cell office:value-type="float" office:value="2023000449" calcext:value-type="float">
            <text:p>2023000449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0:03:29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4-04T10:08:38.811000000</dc:date>
    <meta:editing-duration>PT5M27S</meta:editing-duration>
    <meta:editing-cycles>2</meta:editing-cycles>
    <meta:document-statistic meta:table-count="1" meta:cell-count="136" meta:object-count="0"/>
  </office:meta>
</office:document-meta>
</file>